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9.42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3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.A10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16.30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 style:data-style-name="N11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Notes">
      <style:paragraph-properties fo:margin-top="0cm" fo:margin-bottom="0cm" fo:line-height="100%"/>
      <style:text-properties fo:color="#000000"/>
    </style:style>
    <style:style style:name="P4" style:family="paragraph" style:parent-style-name="Notes">
      <style:paragraph-properties fo:margin-top="0cm" fo:margin-bottom="0cm" fo:line-height="100%"/>
      <style:text-properties fo:color="#ffffff"/>
    </style:style>
    <style:style style:name="P5" style:family="paragraph" style:parent-style-name="Standard">
      <style:paragraph-properties fo:margin-top="0cm" fo:margin-bottom="0cm" fo:line-height="100%"/>
      <style:text-properties fo:color="#ffffff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Notes">
      <style:paragraph-properties fo:margin-top="0cm" fo:margin-bottom="0cm" fo:line-height="100%"/>
      <style:text-properties fo:color="#000000" style:font-size-complex="10pt" style:font-style-complex="italic"/>
    </style:style>
    <style:style style:name="P8" style:family="paragraph" style:parent-style-name="Notes">
      <style:paragraph-properties fo:margin-top="0cm" fo:margin-bottom="0cm" fo:line-height="100%"/>
      <style:text-properties fo:color="#000000"/>
    </style:style>
    <style:style style:name="P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color="#006699"/>
    </style:style>
    <style:style style:name="T2" style:family="text">
      <style:text-properties fo:color="#006699" style:font-name="Cambria" fo:font-size="12pt" fo:language="es" fo:country="ES" style:font-size-asian="12pt" style:font-name-complex="Calibri1" style:font-size-complex="12pt"/>
    </style:style>
    <style:style style:name="T3" style:family="text">
      <style:text-properties fo:color="#006699" fo:font-size="14pt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ntional bugs<text:line-break/>Acme-Poll 2.0</text:p>
      <text:p text:style-name="Notes">Provide the title and version of the project to which this document applies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">Development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FINALFANTASY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SANCHEZ REYES, ADRIAN</text:p>
            <text:p text:style-name="P3">BOZADA MARQUEZ, JESUS ENRIQUE</text:p>
            <text:p text:style-name="P3">GIRALDO RUIZ, JOSE</text:p>
            <text:p text:style-name="P3">LOPEZ MUÑOZ, JUAN CARLOS</text:p>
            <text:p text:style-name="P3">DANS CABALLERO, MARIA REMEDIOS</text:p>
            <text:p text:style-name="P3">CAMPOS ROMERO, MIGUEL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Testing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ReiCarMacLuqQuiMin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CARRASCOSA OLIVA, SERGIO</text:p>
            <text:p text:style-name="P3">REINA LOPEZ, PABLO</text:p>
            <text:p text:style-name="P3">LUQUE MENDOZA, JOSÉ MANUEL</text:p>
            <text:p text:style-name="P3">VALERA QUIANO, SILVIA</text:p>
            <text:p text:style-name="P3">MINGUEZ LEÓN, ANTONIO JESÚS</text:p>
            <text:p text:style-name="P3">MACÍAS LÓPEZ, PABLO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Indexing data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Designers</text:p>
          </table:table-cell>
          <table:table-cell table:style-name="Tabla1.B2" office:value-type="string">
            <text:p text:style-name="P3">GIRALDO RUIZ, JOSÉ</text:p>
            <text:p text:style-name="P3">DANS CABALLERO, MARÍA REMEDIOS</text:p>
          </table:table-cell>
        </table:table-row>
        <table:table-row table:style-name="Tabla1.1">
          <table:table-cell table:style-name="Tabla1.A2" office:value-type="string">
            <text:p text:style-name="P1">Testers</text:p>
          </table:table-cell>
          <table:table-cell table:style-name="Tabla1.B2" office:value-type="string">
            <text:p text:style-name="P3">LUQUE MENDOZA, JOSÉ MANUEL</text:p>
            <text:p text:style-name="P3">VALERA QUIANO, SILVIA</text:p>
          </table:table-cell>
        </table:table-row>
        <table:table-row table:style-name="Tabla1.1">
          <table:table-cell table:style-name="Tabla1.A10" office:value-type="string">
            <text:p text:style-name="P1">Notes</text:p>
          </table:table-cell>
          <table:table-cell table:style-name="Tabla1.B3" office:value-type="string">
            <text:p text:style-name="P3"/>
          </table:table-cell>
        </table:table-row>
      </table:table>
      <text:p text:style-name="Notes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Effectiveness</text:p>
          </table:table-cell>
        </table:table-row>
        <table:table-row table:style-name="Tabla2.1">
          <table:table-cell table:style-name="Tabla2.A2" office:value-type="percentage" office:value="1">
            <text:p text:style-name="P4">100,00%</text:p>
          </table:table-cell>
        </table:table-row>
      </table:table>
      <text:p text:style-name="Standard"/>
      <text:p text:style-name="Contents_20_Heading">Table of contents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3899_1990070786">Use case 008 <text:s/>Exchange messages with other actors of the system <text:tab/>1</text:a></text:p>
          <text:p text:style-name="P9"><text:a xlink:type="simple" xlink:href="#__RefHeading__3901_1990070786">Use case 008 <text:s/>Exchange messages with other actors of the system <text:tab/>2</text:a></text:p>
          <text:p text:style-name="P9"><text:a xlink:type="simple" xlink:href="#__RefHeading__3903_1990070786">Use case 009 <text:s/>Manage his or her message folders, which includes creating, listing, modifying, and deleting them <text:s/><text:tab/>2</text:a></text:p>
        </text:index-body>
      </text:table-of-content>
      <text:list xml:id="list2424840516409630333" text:style-name="Outline">
        <text:list-item>
          <text:h text:style-name="Heading_20_1" text:outline-level="1"><text:bookmark-start text:name="__RefHeading__3899_1990070786"/><text:span text:style-name="T3">Use case 008 <text:s/>Exchange messages with other actors of the system </text:span><text:bookmark-end text:name="__RefHeading__3899_1990070786"/></text:h>
        </text:list-item>
      </text:list>
      <text:p text:style-name="Notes"/>
      <text:p text:style-name="Subtitle">Description</text:p>
      <text:p text:style-name="P7"><text:soft-page-break/>Se puede enviar un mensaje con el campo subject vacío.</text:p>
      <text:p text:style-name="Subtitle">Results</text:p>
      <text:p text:style-name="Notes">El equipo de tests encontró el bug.</text:p>
      <text:list xml:id="list43480309" text:continue-numbering="true" text:style-name="Outline">
        <text:list-item>
          <text:h text:style-name="Heading_20_1" text:outline-level="1"><text:bookmark-start text:name="__RefHeading__3901_1990070786"/><text:span text:style-name="T3">Use case 008 <text:s/>Exchange messages with other actors of the system </text:span><text:bookmark-end text:name="__RefHeading__3901_1990070786"/></text:h>
        </text:list-item>
      </text:list>
      <text:p text:style-name="Notes"/>
      <text:p text:style-name="Subtitle">Description</text:p>
      <text:p text:style-name="P7">Se puede enviar un mensaje con el campo destino vacío.</text:p>
      <text:p text:style-name="Subtitle">Results</text:p>
      <text:p text:style-name="Notes">El equipo de tests encontró el bug.</text:p>
      <text:list xml:id="list43498693" text:continue-numbering="true" text:style-name="Outline">
        <text:list-item>
          <text:h text:style-name="Heading_20_1" text:outline-level="1"><text:bookmark-start text:name="__RefHeading__3903_1990070786"/><text:bookmark-start text:name="_Toc499745551"/>Use case 009 <text:span text:style-name="T5"><text:s/>Manage his or her message folders, which includes creating, listing, modifying, and deleting them</text:span> <text:bookmark-end text:name="_Toc499745551"/><text:span text:style-name="T1"><text:s/></text:span><text:bookmark-end text:name="__RefHeading__3903_1990070786"/></text:h>
        </text:list-item>
      </text:list>
      <text:p text:style-name="Notes"/>
      <text:p text:style-name="Subtitle">Description</text:p>
      <text:p text:style-name="Notes">Se puede crear una carpeta en el sistema de mensajería con el nombre en blanco.</text:p>
      <text:p text:style-name="Subtitle">Results</text:p>
      <text:p text:style-name="Text_20_body">El equipo de tests encontró el bug.</text:p>
      <text:list xml:id="list43476989" text:continue-numbering="true" text:style-name="Outline">
        <text:list-item>
          <text:h text:style-name="Heading_20_1" text:outline-level="1"><text:span text:style-name="T2"/></text:h>
        </text:list-item>
        <text:list-item>
          <text:h text:style-name="Heading_20_1" text:outline-level="1"><text:span text:style-name="T2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Table_20_Text" style:display-name="Table Text" style:family="paragraph" style:parent-style-name="Standard" style:default-outline-level="" style:list-style-name="">
      <style:paragraph-properties fo:margin-top="0.071cm" fo:margin-bottom="0.071cm" fo:line-height="100%"/>
      <style:text-properties style:font-name="Times New Roman" fo:language="en" fo:country="US" style:font-name-asian="Times New Roman1" style:font-name-complex="Times New Roman1" style:font-size-complex="10pt"/>
    </style:style>
    <style:style style:name="Notes" style:family="paragraph" style:parent-style-name="Standard" style:default-outline-level="" style:list-style-name="">
      <style:text-properties fo:color="#403152"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language="en" fo:country="GB" fo:font-style="italic" style:font-size-asian="12pt" style:font-style-asian="italic" style:font-size-complex="12pt" style:font-style-complex="italic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fo:language="en" fo:country="GB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language="en" fo:country="GB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fo:color="#4f81bd" style:font-name="Cambria" fo:language="en" fo:country="GB" fo:font-weight="bold" style:font-weight-asian="bold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orchuelo</meta:initial-creator>
    <meta:editing-cycles>32</meta:editing-cycles>
    <meta:creation-date>2014-03-29T15:34:00</meta:creation-date>
    <dc:date>2017-11-29T23:30:22.40</dc:date>
    <meta:editing-duration>PT3H29M17S</meta:editing-duration>
    <meta:generator>OpenOffice/4.1.4$Win32 OpenOffice.org_project/414m5$Build-9788</meta:generator>
    <meta:document-statistic meta:table-count="2" meta:image-count="0" meta:object-count="0" meta:page-count="2" meta:paragraph-count="51" meta:word-count="235" meta:character-count="1476"/>
    <meta:user-defined meta:name="AppVersion">14.0000</meta:user-defined>
    <meta:user-defined meta:name="Company">University of S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